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3" style:family="text">
      <style:text-properties fo:font-size="28.00pt" fo:font-weight="bold" fo:font-family="'Baskerville Old Face'" style:font-family-asian="'Baskerville Old Face'" style:font-family-complex="'Baskerville Old Face'" fo:background-color="#ffff66" fo:color="#000000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2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2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2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29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30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31" style:family="text">
      <style:text-properties fo:font-size="16.00pt" fo:font-weight="normal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fo:color="#0000ff"/>
    </style:style>
    <style:style style:name="T32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0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6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7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8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8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8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8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8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9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0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0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4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60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16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6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8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6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18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6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184" style:family="text">
      <style:text-properties fo:font-size="16.00pt" fo:font-weight="normal" fo:font-family="'Baskerville Old Face'" style:font-family-asian="'Baskerville Old Face'" style:font-family-complex="'Baskerville Old Face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18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190" style:family="text">
      <style:text-properties fo:font-size="16.00pt" fo:font-weight="normal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6.00pt" fo:font-weight="bold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194" style:family="text">
      <style:text-properties fo:font-size="16.00pt" fo:font-weight="normal" style:text-underline-mode="continuous" style:text-underline-type="single" style:text-underline-style="solid" style:text-underline-width="normal" fo:font-family="'Baskerville Old Face'" style:font-family-asian="'Baskerville Old Face'" style:font-family-complex="'Baskerville Old Face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6.00pt" fo:font-weight="bold" fo:font-family="Calibri" style:font-family-asian="Calibri" style:font-family-complex="Calibri" fo:background-color="#ffffff" style:use-window-font-color="true"/>
    </style:style>
    <style:style style:name="T197" style:family="text">
      <style:text-properties fo:font-size="16.00pt" fo:font-weight="bold" fo:font-family="'AR HERMANN'" style:font-family-asian="'AR HERMANN'" style:font-family-complex="'AR HERMANN'" fo:background-color="#ffffff" style:use-window-font-color="true"/>
    </style:style>
    <style:style style:name="T198" style:family="text">
      <style:text-properties fo:font-size="16.00pt" fo:font-weight="bold" fo:font-family="Calibri" style:font-family-asian="Calibri" style:font-family-complex="Calibri" fo:background-color="#ffffff" style:use-window-font-color="true"/>
    </style:style>
    <style:style style:name="T199" style:family="text">
      <style:text-properties fo:font-size="16.00pt" fo:font-weight="bold" fo:font-family="'AR HERMANN'" style:font-family-asian="'AR HERMANN'" style:font-family-complex="'AR HERMANN'" fo:background-color="#ffffff" style:use-window-font-color="true"/>
    </style:style>
    <style:style style:name="T200" style:family="text">
      <style:text-properties fo:font-size="16.00pt" fo:font-weight="bold" fo:font-family="Calibri" style:font-family-asian="Calibri" style:font-family-complex="Calibri" fo:background-color="#ffffff" style:use-window-font-color="true"/>
    </style:style>
    <style:style style:name="T201" style:family="text">
      <style:text-properties fo:font-size="16.00pt" fo:font-weight="bold" fo:font-family="'AR HERMANN'" style:font-family-asian="'AR HERMANN'" style:font-family-complex="'AR HERMANN'" fo:background-color="#ffffff" style:use-window-font-color="true"/>
    </style:style>
    <style:style style:name="T202" style:family="text">
      <style:text-properties fo:font-size="16.00pt" fo:font-weight="bold" fo:font-family="Calibri" style:font-family-asian="Calibri" style:font-family-complex="Calibri" fo:background-color="#ffffff" style:use-window-font-color="true"/>
    </style:style>
    <style:style style:name="T203" style:family="text">
      <style:text-properties fo:font-size="16.00pt" fo:font-weight="bold" fo:font-family="'AR HERMANN'" style:font-family-asian="'AR HERMANN'" style:font-family-complex="'AR HERMANN'" fo:background-color="#ffffff" style:use-window-font-color="true"/>
    </style:style>
    <style:style style:name="T204" style:family="text">
      <style:text-properties fo:font-size="16.00pt" fo:font-weight="bold" fo:font-family="Calibri" style:font-family-asian="Calibri" style:font-family-complex="Calibri" fo:background-color="#ffffff" style:use-window-font-color="true"/>
    </style:style>
    <style:style style:name="T205" style:family="text">
      <style:text-properties fo:font-size="16.00pt" fo:font-weight="bold" fo:font-family="'AR HERMANN'" style:font-family-asian="'AR HERMANN'" style:font-family-complex="'AR HERMANN'" fo:background-color="#ffffff" style:use-window-font-color="true"/>
    </style:style>
    <style:style style:name="T206" style:family="text">
      <style:text-properties fo:font-size="16.00pt" fo:font-weight="bold" fo:font-family="'AR HERMANN'" style:font-family-asian="'AR HERMANN'" style:font-family-complex="'AR HERMANN'" fo:background-color="#ffffff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center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center" fo:margin-bottom="10.00pt"/>
    </style:style>
  </office:automatic-styles>
  <office:body>
    <office:text>
      <text:p text:style-name="P1"><text:span text:style-name="T1">Πωληση</text:span><text:span text:style-name="T2"><text:s/>desktops , Laptop , tablet ,consoles</text:span></text:p>
      <text:p text:style-name="P1"><text:span text:style-name="T3">Golden Pc</text:span></text:p>
      <text:p text:style-name="P2"><text:span text:style-name="T4"/></text:p>
      <text:p text:style-name="P2"><text:span text:style-name="T5">ΟΜΑΔΑ</text:span><text:span text:style-name="T6"><text:s/></text:span><text:span text:style-name="T7">Νο</text:span><text:span text:style-name="T8">.25</text:span></text:p>
      <text:p text:style-name="P2"><text:span text:style-name="T9">ΜΕΛΗ</text:span><text:span text:style-name="T10">:</text:span><text:span text:style-name="T11">Άγγελος</text:span><text:span text:style-name="T12"><text:s/></text:span><text:span text:style-name="T13">Χειρδάρης</text:span><text:span text:style-name="T14"><text:s/>,</text:span><text:span text:style-name="T15">Βασίλης</text:span><text:span text:style-name="T16"><text:s/></text:span><text:span text:style-name="T17">Μαγδαλίδης</text:span><text:span text:style-name="T18"><text:s/>,<text:s/></text:span><text:span text:style-name="T19">Άγγελος</text:span><text:span text:style-name="T20"><text:s/></text:span><text:span text:style-name="T21">Δευτεραίος</text:span><text:span text:style-name="T22">.</text:span></text:p>
      <text:p text:style-name="P2"><text:span text:style-name="T23">Α</text:span><text:span text:style-name="T24">.</text:span><text:span text:style-name="T25">Ε</text:span><text:span text:style-name="T26">.</text:span><text:span text:style-name="T27">Μ</text:span><text:span text:style-name="T28">: 3842 ,3755 ,3719</text:span></text:p>
      <text:p text:style-name="P2"><text:span text:style-name="T29">SITE</text:span><text:span text:style-name="T30">:<text:s/></text:span><text:a xlink:href="https://golden-pc.000webhostapp.com/"><text:span text:style-name="T31">https://golden-pc.000webhostapp.com/</text:span></text:a><text:span text:style-name="T32"/></text:p>
      <text:p text:style-name="P2"><text:span text:style-name="T33"/></text:p>
      <text:p text:style-name="P2"><text:span text:style-name="T33"/></text:p>
      <text:p text:style-name="P3"><text:span text:style-name="T34">ΕΙΣΑΓΩΓΗ</text:span></text:p>
      <text:p text:style-name="P4"><text:span text:style-name="T35">To<text:s/></text:span><text:span text:style-name="T36">θέμα</text:span><text:span text:style-name="T37"><text:s/></text:span><text:span text:style-name="T38">το</text:span><text:span text:style-name="T39"><text:s/></text:span><text:span text:style-name="T40">οποίο</text:span><text:span text:style-name="T41"><text:s/></text:span><text:span text:style-name="T42">επιλέξαμε</text:span><text:span text:style-name="T43"><text:s/></text:span><text:span text:style-name="T44">αποσκοπει</text:span><text:span text:style-name="T45"><text:s/></text:span><text:span text:style-name="T46">στην</text:span><text:span text:style-name="T47"><text:s/></text:span><text:span text:style-name="T48">πώληση</text:span><text:span text:style-name="T49"><text:s/></text:span><text:span text:style-name="T50">και</text:span><text:span text:style-name="T51"><text:s/></text:span><text:span text:style-name="T52">παροχή</text:span><text:span text:style-name="T53"><text:s/></text:span><text:span text:style-name="T54">υπηρεσιών</text:span><text:span text:style-name="T55"><text:s/></text:span><text:span text:style-name="T56">όσο</text:span><text:span text:style-name="T57"><text:s/></text:span><text:span text:style-name="T58">αναφορα</text:span><text:span text:style-name="T59"><text:s/>H/Y, Tablet ,video<text:s/></text:span><text:span text:style-name="T60">–</text:span><text:span text:style-name="T61"><text:s/>consoles</text:span></text:p>
      <text:p text:style-name="P4"><text:span text:style-name="T62">Στο</text:span><text:span text:style-name="T63"><text:s/></text:span><text:span text:style-name="T64">προαναφερόμενο</text:span><text:span text:style-name="T65"><text:s/>project<text:s/></text:span><text:span text:style-name="T66">ο</text:span><text:span text:style-name="T67"><text:s/></text:span><text:span text:style-name="T68">καταναλωτης</text:span><text:span text:style-name="T69"><text:s/></text:span><text:span text:style-name="T70">εχει</text:span><text:span text:style-name="T71"><text:s/></text:span><text:span text:style-name="T72">την</text:span><text:span text:style-name="T73"><text:s/></text:span><text:span text:style-name="T74">δυνατοτητα</text:span><text:span text:style-name="T75"><text:s/></text:span><text:span text:style-name="T76">να</text:span><text:span text:style-name="T77"><text:s/></text:span><text:span text:style-name="T78">εξετάσει</text:span><text:span text:style-name="T79"><text:s/></text:span><text:span text:style-name="T80">οπτικά</text:span><text:span text:style-name="T81"><text:s/></text:span><text:span text:style-name="T82">ενα</text:span><text:span text:style-name="T83"><text:s/></text:span><text:span text:style-name="T84">πρωιόν</text:span><text:span text:style-name="T85"><text:s/>(</text:span><text:span text:style-name="T86">απο</text:span><text:span text:style-name="T87"><text:s/></text:span><text:span text:style-name="T88">τις</text:span><text:span text:style-name="T89"><text:s/></text:span><text:span text:style-name="T90">φωτογραφίες</text:span><text:span text:style-name="T91">)<text:s/></text:span><text:span text:style-name="T92">και</text:span><text:span text:style-name="T93"><text:s/></text:span><text:span text:style-name="T94">ταυτόρονα</text:span><text:span text:style-name="T95"><text:s/></text:span><text:span text:style-name="T96">μπορει</text:span><text:span text:style-name="T97"><text:s/></text:span><text:span text:style-name="T98">να</text:span><text:span text:style-name="T99"><text:s/></text:span><text:span text:style-name="T100">εξετέτάσει</text:span><text:span text:style-name="T101"><text:s/></text:span><text:span text:style-name="T102">τα</text:span><text:span text:style-name="T103"><text:s/></text:span><text:span text:style-name="T104">χαρακτηριστικα</text:span><text:span text:style-name="T105"><text:s/></text:span><text:span text:style-name="T106">για</text:span><text:span text:style-name="T107"><text:s/></text:span><text:span text:style-name="T108">το</text:span><text:span text:style-name="T109"><text:s/></text:span><text:span text:style-name="T110">καθενα</text:span><text:span text:style-name="T111"><text:s/></text:span><text:span text:style-name="T112">ξεχωστα</text:span><text:span text:style-name="T113"><text:s/></text:span><text:span text:style-name="T114">κάνοντας</text:span><text:span text:style-name="T115"><text:s/></text:span><text:span text:style-name="T116">κλικ</text:span><text:span text:style-name="T117"><text:s/></text:span><text:span text:style-name="T118">σε</text:span><text:span text:style-name="T119"><text:s/></text:span><text:span text:style-name="T120">καθε</text:span><text:span text:style-name="T121"><text:s/></text:span><text:span text:style-name="T122">εικονα</text:span><text:span text:style-name="T123"><text:s/>!</text:span></text:p>
      <text:p text:style-name="P4"><text:span text:style-name="T124"/></text:p>
      <text:p text:style-name="P4"><text:span text:style-name="T125">Το</text:span><text:span text:style-name="T126"><text:s/></text:span><text:span text:style-name="T127">σενάριο</text:span><text:span text:style-name="T128"><text:s/></text:span><text:span text:style-name="T129">δεν</text:span><text:span text:style-name="T130"><text:s/></text:span><text:span text:style-name="T131">ειναι</text:span><text:span text:style-name="T132"><text:s/></text:span><text:span text:style-name="T133">πραγματκο</text:span><text:span text:style-name="T134"><text:s/>,</text:span><text:span text:style-name="T135">δημιουργιθηκε</text:span><text:span text:style-name="T136"><text:s/></text:span><text:span text:style-name="T137">στα</text:span><text:span text:style-name="T138"><text:s/></text:span><text:span text:style-name="T139">πλαισια</text:span><text:span text:style-name="T140"><text:s/></text:span><text:span text:style-name="T141">της</text:span><text:span text:style-name="T142"><text:s/></text:span><text:span text:style-name="T143">εργασιας</text:span><text:span text:style-name="T144"><text:s/>!</text:span></text:p>
      <text:p text:style-name="P5"><text:span text:style-name="T145">ΚΩΔΙΚΑΣ</text:span></text:p>
      <text:p text:style-name="P6"><text:span text:style-name="T146">Χρησημοποιούμε</text:span><text:span text:style-name="T147"><text:s/>html5<text:s/></text:span><text:span text:style-name="T148">για</text:span><text:span text:style-name="T149"><text:s/></text:span><text:span text:style-name="T150">τον</text:span><text:span text:style-name="T151"><text:s/></text:span><text:span text:style-name="T152">κύριο</text:span><text:span text:style-name="T153"><text:s/></text:span><text:span text:style-name="T154">κώδικα</text:span><text:span text:style-name="T155">, css3 ,jsquery<text:s/></text:span><text:span text:style-name="T156">για</text:span><text:span text:style-name="T157"><text:s/></text:span><text:span text:style-name="T158">το</text:span><text:span text:style-name="T159"><text:s/></text:span><text:span text:style-name="T160">slider</text:span><text:span text:style-name="T161"><text:s/>(</text:span><text:span text:style-name="T162">το</text:span><text:span text:style-name="T163"><text:s/>slider<text:s/></text:span><text:span text:style-name="T164">το</text:span><text:span text:style-name="T165"><text:s/></text:span><text:span text:style-name="T166">πείραμε</text:span><text:span text:style-name="T167"><text:s/></text:span><text:span text:style-name="T168">έτοιμο</text:span><text:span text:style-name="T169"><text:s/>)<text:s/></text:span><text:span text:style-name="T170">και</text:span><text:span text:style-name="T171"><text:s/>php<text:s/></text:span><text:span text:style-name="T172">για</text:span><text:span text:style-name="T173"><text:s/></text:span><text:span text:style-name="T174">την</text:span><text:span text:style-name="T175"><text:s/></text:span><text:span text:style-name="T176">φορμα</text:span><text:span text:style-name="T177"><text:s/></text:span><text:span text:style-name="T178">εποικινωνίας</text:span><text:span text:style-name="T179">.</text:span></text:p>
      <text:p text:style-name="P6"><text:span text:style-name="T180">ΔΕΙΓΜΑ</text:span><text:span text:style-name="T181"><text:s/></text:span><text:span text:style-name="T182">ΚΩΔΙΚΑ</text:span><text:span text:style-name="T183"><text:s/>HTML5</text:span><text:span text:style-name="T184">: (Proionta.HTML)</text:span></text:p>
      <text:p text:style-name="P7"><draw:frame text:anchor-type="as-char" svg:width="150.28mm" svg:height="116.68mm" style:rel-width="scale" style:rel-height="scale"><draw:object-ole xlink:href="OleObj1"/><draw:image xlink:href="ObjectReplacements/OleObj1"/></draw:frame><text:span text:style-name="T185"/></text:p>
      <text:p text:style-name="P8"><text:span text:style-name="T186">ΔΕΙΓΜΑ</text:span><text:span text:style-name="T187"><text:s/></text:span><text:span text:style-name="T188">ΚΩΔΙΚΑ</text:span><text:span text:style-name="T189"><text:s/>CSS</text:span><text:span text:style-name="T190">:</text:span></text:p>
      <text:p text:style-name="P8"><draw:frame text:anchor-type="as-char" svg:width="93.93mm" svg:height="91.02mm" style:rel-width="scale" style:rel-height="scale"><draw:object-ole xlink:href="OleObj2"/><draw:image xlink:href="ObjectReplacements/OleObj2"/></draw:frame><text:span text:style-name="T191"/></text:p>
      <text:p text:style-name="P9"><text:span text:style-name="T192">Κώδικας</text:span><text:span text:style-name="T193"><text:s/>Js</text:span><text:span text:style-name="T194"><text:s/>(slider)</text:span></text:p>
      <text:p text:style-name="P10"><draw:frame text:anchor-type="as-char" svg:width="150.55mm" svg:height="138.91mm" style:rel-width="scale" style:rel-height="scale"><draw:object-ole xlink:href="OleObj3"/><draw:image xlink:href="ObjectReplacements/OleObj3"/></draw:frame><text:span text:style-name="T195"/></text:p>
      <text:p text:style-name="P11"><text:span text:style-name="T196">Ευχαριστούμε</text:span><text:span text:style-name="T197"><text:s/></text:span><text:span text:style-name="T198">για</text:span><text:span text:style-name="T199"><text:s/></text:span><text:span text:style-name="T200">τον</text:span><text:span text:style-name="T201"><text:s/></text:span><text:span text:style-name="T202">χρόνο</text:span><text:span text:style-name="T203"><text:s/></text:span><text:span text:style-name="T204">σας</text:span><text:span text:style-name="T205">!!</text:span><text:span text:style-name="T2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